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752cm" fo:break-before="auto" style:use-optimal-row-height="false"/>
    </style:style>
    <style:style style:name="ta1" style:family="table" style:master-page-name="PageStyle_5f_21_5f_0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<text:s text:c="30"/>Arbeitszeiten Nachweis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Name:</text:p>
          </table:table-cell>
          <table:table-cell table:style-name="ce28" office:value-type="string" calcext:value-type="string" table:number-columns-spanned="2" table:number-rows-spanned="1">
            <text:p>Maximilian Nicolay</text:p>
          </table:table-cell>
          <table:covered-table-cell table:style-name="ce28"/>
          <table:table-cell table:style-name="ce8" office:value-type="string" calcext:value-type="string">
            <text:p>Monat: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Projekt:</text:p>
          </table:table-cell>
          <table:table-cell table:style-name="ce28" office:value-type="string" calcext:value-type="string" table:number-columns-spanned="2" table:number-rows-spanned="1">
            <text:p>Hamburger Straße</text:p>
          </table:table-cell>
          <table:covered-table-cell table:style-name="ce28"/>
          <table:table-cell table:style-name="ce16" office:value-type="string" calcext:value-type="string">
            <text:p>dd.yyyy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Ist Arbeitszeit</text:p>
          </table:table-cell>
          <table:table-cell table:style-name="ce3" office:value-type="string" calcext:value-type="string">
            <text:p>Bemerkungen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1.</text:p>
          </table:table-cell>
          <table:table-cell table:style-name="ce9" table:number-columns-repeated="2"/>
          <table:table-cell table:style-name="ce14" table:formula="of:=IF(([.C11]-[.B11])=0;&quot;&quot;;([.C11]-[.B1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.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14" table:formula="of:=IF(([.C12]-[.B12])=0;&quot;&quot;;([.C12]-[.B12])*24)" office:value-type="float" office:value="1.5" calcext:value-type="float">
            <text:p>1,50</text:p>
          </table:table-cell>
          <table:table-cell table:style-name="ce5" office:value-type="string" calcext:value-type="string">
            <text:p>jane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3.</text:p>
          </table:table-cell>
          <table:table-cell table:style-name="ce9" table:number-columns-repeated="2"/>
          <table:table-cell table:style-name="ce14" table:formula="of:=IF(([.C13]-[.B13])=0;&quot;&quot;;([.C13]-[.B1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4.</text:p>
          </table:table-cell>
          <table:table-cell table:style-name="ce9" table:number-columns-repeated="2"/>
          <table:table-cell table:style-name="ce14" table:formula="of:=IF(([.C14]-[.B14])=0;&quot;&quot;;([.C14]-[.B1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5.</text:p>
          </table:table-cell>
          <table:table-cell table:style-name="ce9" table:number-columns-repeated="2"/>
          <table:table-cell table:style-name="ce14" table:formula="of:=IF(([.C15]-[.B15])=0;&quot;&quot;;([.C15]-[.B1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6.</text:p>
          </table:table-cell>
          <table:table-cell table:style-name="ce9" table:number-columns-repeated="2"/>
          <table:table-cell table:style-name="ce14" table:formula="of:=IF(([.C16]-[.B16])=0;&quot;&quot;;([.C16]-[.B1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7.</text:p>
          </table:table-cell>
          <table:table-cell table:style-name="ce9" table:number-columns-repeated="2"/>
          <table:table-cell table:style-name="ce14" table:formula="of:=IF(([.C17]-[.B17])=0;&quot;&quot;;([.C17]-[.B1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8.</text:p>
          </table:table-cell>
          <table:table-cell table:style-name="ce9" table:number-columns-repeated="2"/>
          <table:table-cell table:style-name="ce14" table:formula="of:=IF(([.C18]-[.B18])=0;&quot;&quot;;([.C18]-[.B1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9.</text:p>
          </table:table-cell>
          <table:table-cell table:style-name="ce9" table:number-columns-repeated="2"/>
          <table:table-cell table:style-name="ce14" table:formula="of:=IF(([.C19]-[.B19])=0;&quot;&quot;;([.C19]-[.B1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0.</text:p>
          </table:table-cell>
          <table:table-cell table:style-name="ce9" table:number-columns-repeated="2"/>
          <table:table-cell table:style-name="ce14" table:formula="of:=IF(([.C20]-[.B20])=0;&quot;&quot;;([.C20]-[.B2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1.</text:p>
          </table:table-cell>
          <table:table-cell table:style-name="ce10"/>
          <table:table-cell table:style-name="ce9"/>
          <table:table-cell table:style-name="ce14" table:formula="of:=IF(([.C21]-[.B21])=0;&quot;&quot;;([.C21]-[.B2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2.</text:p>
          </table:table-cell>
          <table:table-cell table:style-name="ce9" table:number-columns-repeated="2"/>
          <table:table-cell table:style-name="ce14" table:formula="of:=IF(([.C22]-[.B22])=0;&quot;&quot;;([.C22]-[.B2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3.</text:p>
          </table:table-cell>
          <table:table-cell table:style-name="ce9" table:number-columns-repeated="2"/>
          <table:table-cell table:style-name="ce14" table:formula="of:=IF(([.C23]-[.B23])=0;&quot;&quot;;([.C23]-[.B2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4.</text:p>
          </table:table-cell>
          <table:table-cell table:style-name="ce9" table:number-columns-repeated="2"/>
          <table:table-cell table:style-name="ce14" table:formula="of:=IF(([.C24]-[.B24])=0;&quot;&quot;;([.C24]-[.B2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5.</text:p>
          </table:table-cell>
          <table:table-cell table:style-name="ce9" table:number-columns-repeated="2"/>
          <table:table-cell table:style-name="ce14" table:formula="of:=IF(([.C25]-[.B25])=0;&quot;&quot;;([.C25]-[.B2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6.</text:p>
          </table:table-cell>
          <table:table-cell table:style-name="ce10"/>
          <table:table-cell table:style-name="ce9"/>
          <table:table-cell table:style-name="ce14" table:formula="of:=IF(([.C26]-[.B26])=0;&quot;&quot;;([.C26]-[.B2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7.</text:p>
          </table:table-cell>
          <table:table-cell table:style-name="ce9" table:number-columns-repeated="2"/>
          <table:table-cell table:style-name="ce14" table:formula="of:=IF(([.C27]-[.B27])=0;&quot;&quot;;([.C27]-[.B2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8.</text:p>
          </table:table-cell>
          <table:table-cell table:style-name="ce10"/>
          <table:table-cell table:style-name="ce9"/>
          <table:table-cell table:style-name="ce14" table:formula="of:=IF(([.C28]-[.B28])=0;&quot;&quot;;([.C28]-[.B2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19.</text:p>
          </table:table-cell>
          <table:table-cell table:style-name="ce9" table:number-columns-repeated="2"/>
          <table:table-cell table:style-name="ce14" table:formula="of:=IF(([.C29]-[.B29])=0;&quot;&quot;;([.C29]-[.B2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0.</text:p>
          </table:table-cell>
          <table:table-cell table:style-name="ce9" table:number-columns-repeated="2"/>
          <table:table-cell table:style-name="ce14" table:formula="of:=IF(([.C30]-[.B30])=0;&quot;&quot;;([.C30]-[.B3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1.</text:p>
          </table:table-cell>
          <table:table-cell table:style-name="ce9" table:number-columns-repeated="2"/>
          <table:table-cell table:style-name="ce14" table:formula="of:=IF(([.C31]-[.B31])=0;&quot;&quot;;([.C31]-[.B31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2.</text:p>
          </table:table-cell>
          <table:table-cell table:style-name="ce9" table:number-columns-repeated="2"/>
          <table:table-cell table:style-name="ce14" table:formula="of:=IF(([.C32]-[.B32])=0;&quot;&quot;;([.C32]-[.B32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3.</text:p>
          </table:table-cell>
          <table:table-cell table:style-name="ce10"/>
          <table:table-cell table:style-name="ce9"/>
          <table:table-cell table:style-name="ce14" table:formula="of:=IF(([.C33]-[.B33])=0;&quot;&quot;;([.C33]-[.B33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4.</text:p>
          </table:table-cell>
          <table:table-cell table:style-name="ce9" table:number-columns-repeated="2"/>
          <table:table-cell table:style-name="ce14" table:formula="of:=IF(([.C34]-[.B34])=0;&quot;&quot;;([.C34]-[.B34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5.</text:p>
          </table:table-cell>
          <table:table-cell table:style-name="ce10"/>
          <table:table-cell table:style-name="ce9"/>
          <table:table-cell table:style-name="ce14" table:formula="of:=IF(([.C35]-[.B35])=0;&quot;&quot;;([.C35]-[.B35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6.</text:p>
          </table:table-cell>
          <table:table-cell table:style-name="ce9" table:number-columns-repeated="2"/>
          <table:table-cell table:style-name="ce14" table:formula="of:=IF(([.C36]-[.B36])=0;&quot;&quot;;([.C36]-[.B36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7.</text:p>
          </table:table-cell>
          <table:table-cell table:style-name="ce9" table:number-columns-repeated="2"/>
          <table:table-cell table:style-name="ce14" table:formula="of:=IF(([.C37]-[.B37])=0;&quot;&quot;;([.C37]-[.B37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8.</text:p>
          </table:table-cell>
          <table:table-cell table:style-name="ce9" table:number-columns-repeated="2"/>
          <table:table-cell table:style-name="ce14" table:formula="of:=IF(([.C38]-[.B38])=0;&quot;&quot;;([.C38]-[.B38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29.</text:p>
          </table:table-cell>
          <table:table-cell table:style-name="ce9" table:number-columns-repeated="2"/>
          <table:table-cell table:style-name="ce14" table:formula="of:=IF(([.C39]-[.B39])=0;&quot;&quot;;([.C39]-[.B39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30.</text:p>
          </table:table-cell>
          <table:table-cell table:style-name="ce10"/>
          <table:table-cell table:style-name="ce9"/>
          <table:table-cell table:style-name="ce14" table:formula="of:=IF(([.C40]-[.B40])=0;&quot;&quot;;([.C40]-[.B40])*24)">
            <text:p/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31.</text:p>
          </table:table-cell>
          <table:table-cell table:style-name="ce11" table:number-columns-repeated="2"/>
          <table:table-cell table:style-name="ce14" table:formula="of:=IF(([.C41]-[.B41])=0;&quot;&quot;;([.C41]-[.B41])*24)">
            <text:p/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Gesamt:</text:p>
          </table:table-cell>
          <table:table-cell table:style-name="ce12" table:number-columns-repeated="2"/>
          <table:table-cell table:style-name="ce15" table:formula="of:=SUM([.D11:.D41])" office:value-type="float" office:value="1.5" calcext:value-type="float">
            <text:p>1,50</text:p>
          </table:table-cell>
          <table:table-cell table:style-name="ce17" office:value-type="string" calcext:value-type="string">
            <text:p>Unterschrift: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01cm" fo:margin-bottom="1.9cm" fo:margin-left="2cm" fo:margin-right="2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18:41:56.927255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_5f_12" style:display-name="PageStyle_21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1" style:display-name="PageStyle_21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9" style:display-name="PageStyle_21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10" style:display-name="PageStyle_21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NEU" style:display-name="PageStyle_templateN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5f_08" style:display-name="PageStyle_21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13:29</meta:creation-date>
    <dc:language>de-DE</dc:language>
    <dc:date>2022-08-04T18:46:33.856965240</dc:date>
    <meta:editing-cycles>27</meta:editing-cycles>
    <meta:editing-duration>PT15M27S</meta:editing-duration>
    <meta:generator>LibreOffice/6.4.7.2$Linux_X86_64 LibreOffice_project/40$Build-2</meta:generator>
    <meta:document-statistic meta:table-count="1" meta:cell-count="80" meta:object-count="0"/>
    <meta:user-defined meta:name="AppVersion">16.0300</meta:user-defined>
    <meta:user-defined meta:name="ContentTypeId">0x0101000C034BBA4C1D97458317DF62D79A00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